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0e52d"/>
    </style:style>
    <style:style style:name="P2" style:family="paragraph" style:parent-style-name="Standard">
      <style:text-properties officeooo:rsid="0010e52d" officeooo:paragraph-rsid="0010e52d"/>
    </style:style>
    <style:style style:name="P3" style:family="paragraph" style:parent-style-name="Standard">
      <style:paragraph-properties fo:text-align="center" style:justify-single-word="false"/>
      <style:text-properties officeooo:rsid="0010e52d" officeooo:paragraph-rsid="0010e52d"/>
    </style:style>
    <style:style style:name="P4" style:family="paragraph" style:parent-style-name="Standard">
      <style:text-properties officeooo:rsid="00114ae8" officeooo:paragraph-rsid="00114ae8"/>
    </style:style>
    <style:style style:name="P5" style:family="paragraph" style:parent-style-name="Standard">
      <style:paragraph-properties fo:text-align="center" style:justify-single-word="false"/>
      <style:text-properties officeooo:rsid="00114ae8" officeooo:paragraph-rsid="00114ae8"/>
    </style:style>
    <style:style style:name="P6" style:family="paragraph" style:parent-style-name="Standard">
      <style:text-properties fo:font-weight="bold" officeooo:rsid="0012bc2f" officeooo:paragraph-rsid="0012bc2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2bc2f" officeooo:paragraph-rsid="0012bc2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61c3a" officeooo:paragraph-rsid="00161c3a" style:font-weight-asian="bold" style:font-weight-complex="bold"/>
    </style:style>
    <style:style style:name="P9" style:family="paragraph" style:parent-style-name="Standard">
      <style:text-properties fo:font-weight="normal" officeooo:rsid="0012bc2f" officeooo:paragraph-rsid="0012bc2f" style:font-weight-asian="normal" style:font-weight-complex="normal"/>
    </style:style>
    <style:style style:name="P10" style:family="paragraph" style:parent-style-name="Standard">
      <style:text-properties fo:font-weight="normal" officeooo:rsid="00146dd6" officeooo:paragraph-rsid="00146dd6" style:font-weight-asian="normal" style:font-weight-complex="normal"/>
    </style:style>
    <style:style style:name="P11" style:family="paragraph" style:parent-style-name="Standard">
      <style:text-properties fo:font-weight="normal" officeooo:rsid="00161c3a" officeooo:paragraph-rsid="00161c3a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officeooo:rsid="001688e4" officeooo:paragraph-rsid="001688e4"/>
    </style:style>
    <style:style style:name="P13" style:family="paragraph" style:parent-style-name="Standard">
      <style:text-properties officeooo:rsid="001688e4" officeooo:paragraph-rsid="001ba835"/>
    </style:style>
    <style:style style:name="P14" style:family="paragraph" style:parent-style-name="Standard">
      <style:paragraph-properties fo:text-align="center" style:justify-single-word="false"/>
      <style:text-properties officeooo:rsid="001ba835" officeooo:paragraph-rsid="001ba835"/>
    </style:style>
    <style:style style:name="T1" style:family="text">
      <style:text-properties officeooo:rsid="0010e52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688e4"/>
    </style:style>
    <style:style style:name="T4" style:family="text">
      <style:text-properties officeooo:rsid="001813a8"/>
    </style:style>
    <style:style style:name="T5" style:family="text">
      <style:text-properties officeooo:rsid="001918ac"/>
    </style:style>
    <style:style style:name="T6" style:family="text">
      <style:text-properties officeooo:rsid="001ba835"/>
    </style:style>
    <style:style style:name="T7" style:family="text">
      <style:text-properties officeooo:rsid="001d72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1</text:p>
      <text:p text:style-name="P1">mkdir FISAT</text:p>
      <text:p text:style-name="Standard">exam@debian:~$ cd FISAT</text:p>
      <text:p text:style-name="Standard">exam@debian:~/FISAT$ mkdir day1</text:p>
      <text:p text:style-name="Standard">exam@debian:~/FISAT$ mkdir day2</text:p>
      <text:p text:style-name="Standard">exam@debian:~/FISAT$ mkdir day3</text:p>
      <text:p text:style-name="Standard">exam@debian:~/FISAT$ cdday1</text:p>
      <text:p text:style-name="Standard">bash: cdday1: command not found</text:p>
      <text:p text:style-name="Standard">exam@debian:~/FISAT$ cd day1</text:p>
      <text:p text:style-name="Standard">exam@debian:~/FISAT/day1$ touch f1</text:p>
      <text:p text:style-name="Standard">exam@debian:~/FISAT/day1$ touch f2</text:p>
      <text:p text:style-name="Standard">exam@debian:~/FISAT/day1$ touch f3</text:p>
      <text:p text:style-name="Standard">exam@debian:~/FISAT/day1$ cd ..</text:p>
      <text:p text:style-name="Standard">exam@debian:~/FISAT$ cd day2</text:p>
      <text:p text:style-name="Standard">exam@debian:~/FISAT/day2$ touch m1</text:p>
      <text:p text:style-name="Standard">exam@debian:~/FISAT/day2$ touch m2</text:p>
      <text:p text:style-name="Standard">exam@debian:~/FISAT/day2$ cd ..</text:p>
      <text:p text:style-name="Standard">exam@debian:~/FISAT$ cd day3</text:p>
      <text:p text:style-name="Standard">exam@debian:~/FISAT/day3$ touch c1</text:p>
      <text:p text:style-name="Standard">exam@debian:~/FISAT/day3$ touch c2</text:p>
      <text:p text:style-name="Standard">exam@debian:~/FISAT/day3$ ls</text:p>
      <text:p text:style-name="Standard">c1 <text:s/>c2</text:p>
      <text:p text:style-name="Standard">exam@debian:~/FISAT/day3$ cd ..</text:p>
      <text:p text:style-name="Standard">exam@debian:~/FISAT$ cd</text:p>
      <text:p text:style-name="Standard">exam@debian:~$ cd FISAT</text:p>
      <text:p text:style-name="Standard">exam@debian:~/FISAT$ ls</text:p>
      <text:p text:style-name="Standard">day1 <text:s/>day2 <text:s/>day3</text:p>
      <text:p text:style-name="Standard">exam@debian:~/FISAT$ cd day1</text:p>
      <text:p text:style-name="Standard">exam@debian:~/FISAT/day1$ ls</text:p>
      <text:p text:style-name="Standard">f1 <text:s/>f2 <text:s/>f3</text:p>
      <text:p text:style-name="Standard">exam@debian:~/FISAT/day1$ cd ..</text:p>
      <text:p text:style-name="Standard">exam@debian:~/FISAT$ cd day2</text:p>
      <text:p text:style-name="Standard">exam@debian:~/FISAT/day2$ ls</text:p>
      <text:p text:style-name="Standard">m1 <text:s/>m2</text:p>
      <text:p text:style-name="Standard">exam@debian:~/FISAT/day2$ cd ..</text:p>
      <text:p text:style-name="Standard">exam@debian:~/FISAT$ cd day2</text:p>
      <text:p text:style-name="P3"><text:span text:style-name="T4">Q</text:span>1</text:p>
      <text:p text:style-name="P2"/>
      <text:p text:style-name="Standard">exam@debian:~/FISAT/day2$ cat &gt;m1</text:p>
      <text:p text:style-name="Standard">Day 1 in fisat was so pleasant.the campus was really so fresh.therewere^[[D^[[B^lots of inter campus inside fisat.day 1 inmca class room.there were all total 58 students. <text:s text:c="5"/></text:p>
      <text:p text:style-name="Standard">^C</text:p>
      <text:p text:style-name="Standard">exam@debian:~/FISAT/day2$ cat &gt;m2</text:p>
      <text:p text:style-name="Standard">day2 in fisat was also cool.there was acateen we used to hangout there in intervels.</text:p>
      <text:p text:style-name="Standard">^C</text:p>
      <text:p text:style-name="Standard">exam@debian:~/FISAT/day2$ cat m1 &gt;&gt; m2</text:p>
      <text:p text:style-name="Standard">exam@debian:~/FISAT/day2$ touch m3</text:p>
      <text:p text:style-name="Standard">exam@debian:~/FISAT/day2$ cat m2 &gt;&gt; m3</text:p>
      <text:p text:style-name="Standard">exam@debian:~/FISAT/day2$ cat m3</text:p>
      <text:p text:style-name="Standard">day2 in fisat was also cool.there was acateen we used to hangout there in intervels.</text:p>
      <text:p text:style-name="Standard">Day 1 in fisat was so pleasant.the campus was rlots of inter campus inside fisat.day 1 inmca class room.there were all total 58 students.</text:p>
      <text:p text:style-name="P12"><text:soft-page-break/>Q<text:span text:style-name="T6">2</text:span></text:p>
      <text:p text:style-name="P13">cp -r m3 /home/exam/FISAT/day3</text:p>
      <text:p text:style-name="P13"><text:s text:c="76"/><text:span text:style-name="T6">Q3</text:span></text:p>
      <text:p text:style-name="P13"><text:span text:style-name="T6">chmod a=wr f1</text:span></text:p>
      <text:p text:style-name="P14"/>
      <text:p text:style-name="P4"/>
      <text:p text:style-name="P5">Q4</text:p>
      <text:p text:style-name="P4">$ ps aux</text:p>
      <text:p text:style-name="P4"/>
      <text:p text:style-name="P4">USER <text:s text:c="8"/>PID %CPU %MEM <text:s text:c="3"/>VSZ <text:s text:c="2"/>RSS TTY <text:s text:c="5"/>STAT START <text:s text:c="2"/>TIME COMMAND</text:p>
      <text:p text:style-name="P4">root <text:s text:c="10"/>1 <text:s/>0.1 <text:s/>0.1 164076 10496 ? <text:s text:c="7"/>Ss <text:s text:c="2"/>09:48 <text:s text:c="2"/>0:01 /sbin/init</text:p>
      <text:p text:style-name="P4">root <text:s text:c="10"/>2 <text:s/>0.0 <text:s/>0.0 <text:s text:c="5"/>0 <text:s text:c="4"/>0 ? <text:s text:c="7"/>S <text:s text:c="3"/>09:48 <text:s text:c="2"/>0:00 [kthreadd]</text:p>
      <text:p text:style-name="P4">root <text:s text:c="10"/>3 <text:s/>0.0 <text:s/>0.0 <text:s text:c="5"/>0 <text:s text:c="4"/>0 ? <text:s text:c="7"/>I&lt; <text:s text:c="2"/>09:48 <text:s text:c="2"/>0:00 [rcu_gp]</text:p>
      <text:p text:style-name="P4">root <text:s text:c="10"/>4 <text:s/>0.0 <text:s/>0.0 <text:s text:c="5"/>0 <text:s text:c="4"/>0 ? <text:s text:c="7"/>I&lt; <text:s text:c="2"/>09:48 <text:s text:c="2"/>0:00 [rcu_par_gp]</text:p>
      <text:p text:style-name="P4">root <text:s text:c="10"/>6 <text:s/>0.0 <text:s/>0.0 <text:s text:c="5"/>0 <text:s text:c="4"/>0 ? <text:s text:c="7"/>I&lt; <text:s text:c="2"/>09:48 <text:s text:c="2"/>0:00 [kworker/0:0H</text:p>
      <text:p text:style-name="P4">root <text:s text:c="10"/>9 <text:s/>0.0 <text:s/>0.0 <text:s text:c="5"/>0 <text:s text:c="4"/>0 ? <text:s text:c="7"/>I&lt; <text:s text:c="2"/>09:48 <text:s text:c="2"/>0:00 [mm_percpu_wq</text:p>
      <text:p text:style-name="P4">root <text:s text:c="9"/>10 <text:s/>0.0 <text:s/>0.0 <text:s text:c="5"/>0 <text:s text:c="4"/>0 ? <text:s text:c="7"/>S <text:s text:c="3"/>09:48 <text:s text:c="2"/>0:00 [rcu_tasks_ru</text:p>
      <text:p text:style-name="P4">root <text:s text:c="9"/>11 <text:s/>0.0 <text:s/>0.0 <text:s text:c="5"/>0 <text:s text:c="4"/>0 ? <text:s text:c="7"/>S <text:s text:c="3"/>09:48 <text:s text:c="2"/>0:00 [rcu_tasks_tr</text:p>
      <text:p text:style-name="P4">root <text:s text:c="9"/>12 <text:s/>0.0 <text:s/>0.0 <text:s text:c="5"/>0 <text:s text:c="4"/>0 ? <text:s text:c="7"/>S <text:s text:c="3"/>09:48 <text:s text:c="2"/>0:00 [ksoftirqd/0]</text:p>
      <text:p text:style-name="P4">root <text:s text:c="9"/>13 <text:s/>0.0 <text:s/>0.0 <text:s text:c="5"/>0 <text:s text:c="4"/>0 ? <text:s text:c="7"/>I <text:s text:c="3"/>09:48 <text:s text:c="2"/>0:00 [rcu_sched]</text:p>
      <text:p text:style-name="P4">root <text:s text:c="9"/>14 <text:s/>0.0 <text:s/>0.0 <text:s text:c="5"/>0 <text:s text:c="4"/>0 ? <text:s text:c="7"/>S <text:s text:c="3"/>09:48 <text:s text:c="2"/>0:00 [migration/0]</text:p>
      <text:p text:style-name="P4">root <text:s text:c="9"/>15 <text:s/>0.0 <text:s/>0.0 <text:s text:c="5"/>0 <text:s text:c="4"/>0 ? <text:s text:c="7"/>S <text:s text:c="3"/>09:48 <text:s text:c="2"/>0:00 [cpuhp/0]</text:p>
      <text:p text:style-name="P4">root <text:s text:c="9"/>16 <text:s/>0.0 <text:s/>0.0 <text:s text:c="5"/>0 <text:s text:c="4"/>0 ? <text:s text:c="7"/>S <text:s text:c="3"/>09:48 <text:s text:c="2"/>0:00 [cpuhp/1]</text:p>
      <text:p text:style-name="P4">root <text:s text:c="9"/>17 <text:s/>0.0 <text:s/>0.0 <text:s text:c="5"/>0 <text:s text:c="4"/>0 ? <text:s text:c="7"/>S <text:s text:c="3"/>09:48 <text:s text:c="2"/>0:00 [migration/1]</text:p>
      <text:p text:style-name="P4">root <text:s text:c="9"/>18 <text:s/>0.0 <text:s/>0.0 <text:s text:c="5"/>0 <text:s text:c="4"/>0 ? <text:s text:c="7"/>S <text:s text:c="3"/>09:48 <text:s text:c="2"/>0:00 [ksoftirqd/1]</text:p>
      <text:p text:style-name="P4">root <text:s text:c="9"/>20 <text:s/>0.0 <text:s/>0.0 <text:s text:c="5"/>0 <text:s text:c="4"/>0 ? <text:s text:c="7"/>I&lt; <text:s text:c="2"/>09:48 <text:s text:c="2"/>0:00 [kworker/1:0H</text:p>
      <text:p text:style-name="P4">root <text:s text:c="9"/>21 <text:s/>0.0 <text:s/>0.0 <text:s text:c="5"/>0 <text:s text:c="4"/>0 ? <text:s text:c="7"/>S <text:s text:c="3"/>09:48 <text:s text:c="2"/>0:00 [cpuhp/2]</text:p>
      <text:p text:style-name="P4">root <text:s text:c="9"/>22 <text:s/>0.0 <text:s/>0.0 <text:s text:c="5"/>0 <text:s text:c="4"/>0 ? <text:s text:c="7"/>S <text:s text:c="3"/>09:48 <text:s text:c="2"/>0:00 [migration/2]</text:p>
      <text:p text:style-name="P4">root <text:s text:c="9"/>23 <text:s/>0.0 <text:s/>0.0 <text:s text:c="5"/>0 <text:s text:c="4"/>0 ? <text:s text:c="7"/>S <text:s text:c="3"/>09:48 <text:s text:c="2"/>0:00 [ksoftirqd/2]</text:p>
      <text:p text:style-name="P4">root <text:s text:c="9"/>25 <text:s/>0.0 <text:s/>0.0 <text:s text:c="5"/>0 <text:s text:c="4"/>0 ? <text:s text:c="7"/>I&lt; <text:s text:c="2"/>09:48 <text:s text:c="2"/>0:00 [kworker/2:0H</text:p>
      <text:p text:style-name="P4">root <text:s text:c="9"/>26 <text:s/>0.0 <text:s/>0.0 <text:s text:c="5"/>0 <text:s text:c="4"/>0 ? <text:s text:c="7"/>S <text:s text:c="3"/>09:48 <text:s text:c="2"/>0:00 [cpuhp/3]</text:p>
      <text:p text:style-name="P4">root <text:s text:c="9"/>27 <text:s/>0.0 <text:s/>0.0 <text:s text:c="5"/>0 <text:s text:c="4"/>0 ? <text:s text:c="7"/>S <text:s text:c="3"/>09:48 <text:s text:c="2"/>0:00 [migration/3]</text:p>
      <text:p text:style-name="P4">root <text:s text:c="9"/>28 <text:s/>0.0 <text:s/>0.0 <text:s text:c="5"/>0 <text:s text:c="4"/>0 ? <text:s text:c="7"/>S <text:s text:c="3"/>09:48 <text:s text:c="2"/>0:00 [ksoftirqd/3]</text:p>
      <text:p text:style-name="P4">root <text:s text:c="9"/>30 <text:s/>0.0 <text:s/>0.0 <text:s text:c="5"/>0 <text:s text:c="4"/>0 ? <text:s text:c="7"/>I&lt; <text:s text:c="2"/>09:48 <text:s text:c="2"/>0:00 [kworker/3:0H</text:p>
      <text:p text:style-name="P4">root <text:s text:c="9"/>35 <text:s/>0.0 <text:s/>0.0 <text:s text:c="5"/>0 <text:s text:c="4"/>0 ? <text:s text:c="7"/>S <text:s text:c="3"/>09:48 <text:s text:c="2"/>0:00 [kdevtmpfs]</text:p>
      <text:p text:style-name="P4">root <text:s text:c="9"/>36 <text:s/>0.0 <text:s/>0.0 <text:s text:c="5"/>0 <text:s text:c="4"/>0 ? <text:s text:c="7"/>I&lt; <text:s text:c="2"/>09:48 <text:s text:c="2"/>0:00 [netns]</text:p>
      <text:p text:style-name="P4">root <text:s text:c="9"/>37 <text:s/>0.0 <text:s/>0.0 <text:s text:c="5"/>0 <text:s text:c="4"/>0 ? <text:s text:c="7"/>S <text:s text:c="3"/>09:48 <text:s text:c="2"/>0:00 [kauditd]</text:p>
      <text:p text:style-name="P4">root <text:s text:c="9"/>40 <text:s/>0.0 <text:s/>0.0 <text:s text:c="5"/>0 <text:s text:c="4"/>0 ? <text:s text:c="7"/>S <text:s text:c="3"/>09:48 <text:s text:c="2"/>0:00 [khungtaskd]</text:p>
      <text:p text:style-name="P4">root <text:s text:c="9"/>41 <text:s/>0.0 <text:s/>0.0 <text:s text:c="5"/>0 <text:s text:c="4"/>0 ? <text:s text:c="7"/>S <text:s text:c="3"/>09:48 <text:s text:c="2"/>0:00 [oom_reaper]</text:p>
      <text:p text:style-name="P4">root <text:s text:c="9"/>42 <text:s/>0.0 <text:s/>0.0 <text:s text:c="5"/>0 <text:s text:c="4"/>0 ? <text:s text:c="7"/>I&lt; <text:s text:c="2"/>09:48 <text:s text:c="2"/>0:00 [writeback]</text:p>
      <text:p text:style-name="P4">root <text:s text:c="9"/>43 <text:s/>0.0 <text:s/>0.0 <text:s text:c="5"/>0 <text:s text:c="4"/>0 ? <text:s text:c="7"/>S <text:s text:c="3"/>09:48 <text:s text:c="2"/>0:00 [kcompactd0]</text:p>
      <text:p text:style-name="P4">root <text:s text:c="9"/>44 <text:s/>0.0 <text:s/>0.0 <text:s text:c="5"/>0 <text:s text:c="4"/>0 ? <text:s text:c="7"/>SN <text:s text:c="2"/>09:48 <text:s text:c="2"/>0:00 [ksmd]</text:p>
      <text:p text:style-name="P4">root <text:s text:c="9"/>45 <text:s/>0.0 <text:s/>0.0 <text:s text:c="5"/>0 <text:s text:c="4"/>0 ? <text:s text:c="7"/>SN <text:s text:c="2"/>09:48 <text:s text:c="2"/>0:00 [khugepaged]</text:p>
      <text:p text:style-name="P4">root <text:s text:c="9"/>47 <text:s/>0.0 <text:s/>0.0 <text:s text:c="5"/>0 <text:s text:c="4"/>0 ? <text:s text:c="7"/>I <text:s text:c="3"/>09:48 <text:s text:c="2"/>0:00 [kworker/1:1-</text:p>
      <text:p text:style-name="P4">root <text:s text:c="9"/>64 <text:s/>0.0 <text:s/>0.0 <text:s text:c="5"/>0 <text:s text:c="4"/>0 ? <text:s text:c="7"/>I&lt; <text:s text:c="2"/>09:48 <text:s text:c="2"/>0:00 [kintegrityd]</text:p>
      <text:p text:style-name="P4">root <text:s text:c="9"/>65 <text:s/>0.0 <text:s/>0.0 <text:s text:c="5"/>0 <text:s text:c="4"/>0 ? <text:s text:c="7"/>I&lt; <text:s text:c="2"/>09:48 <text:s text:c="2"/>0:00 [kblockd]</text:p>
      <text:p text:style-name="P4">root <text:s text:c="9"/>66 <text:s/>0.0 <text:s/>0.0 <text:s text:c="5"/>0 <text:s text:c="4"/>0 ? <text:s text:c="7"/>I&lt; <text:s text:c="2"/>09:48 <text:s text:c="2"/>0:00 [blkcg_punt_b</text:p>
      <text:p text:style-name="P4">root <text:s text:c="9"/>67 <text:s/>0.0 <text:s/>0.0 <text:s text:c="5"/>0 <text:s text:c="4"/>0 ? <text:s text:c="7"/>I&lt; <text:s text:c="2"/>09:48 <text:s text:c="2"/>0:00 [edac-poller]</text:p>
      <text:p text:style-name="P4">root <text:s text:c="9"/>68 <text:s/>0.0 <text:s/>0.0 <text:s text:c="5"/>0 <text:s text:c="4"/>0 ? <text:s text:c="7"/>I&lt; <text:s text:c="2"/>09:48 <text:s text:c="2"/>0:00 [devfreq_wq]</text:p>
      <text:p text:style-name="P4">root <text:s text:c="9"/>69 <text:s/>0.0 <text:s/>0.0 <text:s text:c="5"/>0 <text:s text:c="4"/>0 ? <text:s text:c="7"/>I&lt; <text:s text:c="2"/>09:48 <text:s text:c="2"/>0:00 [kworker/2:1H</text:p>
      <text:p text:style-name="P4">root <text:s text:c="9"/>70 <text:s/>0.0 <text:s/>0.0 <text:s text:c="5"/>0 <text:s text:c="4"/>0 ? <text:s text:c="7"/>S <text:s text:c="3"/>09:48 <text:s text:c="2"/>0:00 [kswapd0]</text:p>
      <text:p text:style-name="P4">root <text:s text:c="9"/>71 <text:s/>0.0 <text:s/>0.0 <text:s text:c="5"/>0 <text:s text:c="4"/>0 ? <text:s text:c="7"/>I&lt; <text:s text:c="2"/>09:48 <text:s text:c="2"/>0:00 [kthrotld]</text:p>
      <text:p text:style-name="P4"><text:soft-page-break/>root <text:s text:c="9"/>72 <text:s/>0.0 <text:s/>0.0 <text:s text:c="5"/>0 <text:s text:c="4"/>0 ? <text:s text:c="7"/>I&lt; <text:s text:c="2"/>09:48 <text:s text:c="2"/>0:00 [acpi_thermal</text:p>
      <text:p text:style-name="P4">root <text:s text:c="9"/>76 <text:s/>0.0 <text:s/>0.0 <text:s text:c="5"/>0 <text:s text:c="4"/>0 ? <text:s text:c="7"/>I&lt; <text:s text:c="2"/>09:48 <text:s text:c="2"/>0:00 [ipv6_addrcon</text:p>
      <text:p text:style-name="P4">root <text:s text:c="9"/>79 <text:s/>0.0 <text:s/>0.0 <text:s text:c="5"/>0 <text:s text:c="4"/>0 ? <text:s text:c="7"/>I&lt; <text:s text:c="2"/>09:48 <text:s text:c="2"/>0:00 [kworker/3:1H</text:p>
      <text:p text:style-name="P4">root <text:s text:c="9"/>86 <text:s/>0.0 <text:s/>0.0 <text:s text:c="5"/>0 <text:s text:c="4"/>0 ? <text:s text:c="7"/>I&lt; <text:s text:c="2"/>09:48 <text:s text:c="2"/>0:00 [kstrp]</text:p>
      <text:p text:style-name="P4">root <text:s text:c="9"/>89 <text:s/>0.0 <text:s/>0.0 <text:s text:c="5"/>0 <text:s text:c="4"/>0 ? <text:s text:c="7"/>I&lt; <text:s text:c="2"/>09:48 <text:s text:c="2"/>0:00 [zswap-shrink</text:p>
      <text:p text:style-name="P4">root <text:s text:c="9"/>90 <text:s/>0.0 <text:s/>0.0 <text:s text:c="5"/>0 <text:s text:c="4"/>0 ? <text:s text:c="7"/>I&lt; <text:s text:c="2"/>09:48 <text:s text:c="2"/>0:00 [kworker/u9:0</text:p>
      <text:p text:style-name="P4">root <text:s text:c="8"/>133 <text:s/>0.0 <text:s/>0.0 <text:s text:c="5"/>0 <text:s text:c="4"/>0 ? <text:s text:c="7"/>I&lt; <text:s text:c="2"/>09:48 <text:s text:c="2"/>0:00 [kworker/0:1H</text:p>
      <text:p text:style-name="P4">root <text:s text:c="8"/>136 <text:s/>0.0 <text:s/>0.0 <text:s text:c="5"/>0 <text:s text:c="4"/>0 ? <text:s text:c="7"/>I&lt; <text:s text:c="2"/>09:48 <text:s text:c="2"/>0:00 [kworker/1:1H</text:p>
      <text:p text:style-name="P4">root <text:s text:c="8"/>139 <text:s/>0.0 <text:s/>0.0 <text:s text:c="5"/>0 <text:s text:c="4"/>0 ? <text:s text:c="7"/>I&lt; <text:s text:c="2"/>09:48 <text:s text:c="2"/>0:00 [ata_sff]</text:p>
      <text:p text:style-name="P4">root <text:s text:c="8"/>143 <text:s/>0.0 <text:s/>0.0 <text:s text:c="5"/>0 <text:s text:c="4"/>0 ? <text:s text:c="7"/>I <text:s text:c="3"/>09:48 <text:s text:c="2"/>0:00 [kworker/0:3-</text:p>
      <text:p text:style-name="P4">root <text:s text:c="8"/>144 <text:s/>0.0 <text:s/>0.0 <text:s text:c="5"/>0 <text:s text:c="4"/>0 ? <text:s text:c="7"/>S <text:s text:c="3"/>09:48 <text:s text:c="2"/>0:00 [card0-crtc0]</text:p>
      <text:p text:style-name="P4">root <text:s text:c="8"/>145 <text:s/>0.0 <text:s/>0.0 <text:s text:c="5"/>0 <text:s text:c="4"/>0 ? <text:s text:c="7"/>S <text:s text:c="3"/>09:48 <text:s text:c="2"/>0:00 [card0-crtc1]</text:p>
      <text:p text:style-name="P4">root <text:s text:c="8"/>146 <text:s/>0.0 <text:s/>0.0 <text:s text:c="5"/>0 <text:s text:c="4"/>0 ? <text:s text:c="7"/>S <text:s text:c="3"/>09:48 <text:s text:c="2"/>0:00 [scsi_eh_0]</text:p>
      <text:p text:style-name="P4">root <text:s text:c="8"/>147 <text:s/>0.0 <text:s/>0.0 <text:s text:c="5"/>0 <text:s text:c="4"/>0 ? <text:s text:c="7"/>I&lt; <text:s text:c="2"/>09:48 <text:s text:c="2"/>0:00 [scsi_tmf_0]</text:p>
      <text:p text:style-name="P4">root <text:s text:c="8"/>148 <text:s/>0.0 <text:s/>0.0 <text:s text:c="5"/>0 <text:s text:c="4"/>0 ? <text:s text:c="7"/>S <text:s text:c="3"/>09:48 <text:s text:c="2"/>0:00 [scsi_eh_1]</text:p>
      <text:p text:style-name="P4">root <text:s text:c="8"/>149 <text:s/>0.0 <text:s/>0.0 <text:s text:c="5"/>0 <text:s text:c="4"/>0 ? <text:s text:c="7"/>I&lt; <text:s text:c="2"/>09:48 <text:s text:c="2"/>0:00 [scsi_tmf_1]</text:p>
      <text:p text:style-name="P4">root <text:s text:c="8"/>150 <text:s/>0.0 <text:s/>0.0 <text:s text:c="5"/>0 <text:s text:c="4"/>0 ? <text:s text:c="7"/>I&lt; <text:s text:c="2"/>09:48 <text:s text:c="2"/>0:00 [nvkm-disp]</text:p>
      <text:p text:style-name="P4">root <text:s text:c="8"/>151 <text:s/>0.0 <text:s/>0.0 <text:s text:c="5"/>0 <text:s text:c="4"/>0 ? <text:s text:c="7"/>S <text:s text:c="3"/>09:48 <text:s text:c="2"/>0:00 [scsi_eh_2]</text:p>
      <text:p text:style-name="P4">root <text:s text:c="8"/>152 <text:s/>0.0 <text:s/>0.0 <text:s text:c="5"/>0 <text:s text:c="4"/>0 ? <text:s text:c="7"/>I&lt; <text:s text:c="2"/>09:48 <text:s text:c="2"/>0:00 [scsi_tmf_2]</text:p>
      <text:p text:style-name="P4">root <text:s text:c="8"/>153 <text:s/>0.0 <text:s/>0.0 <text:s text:c="5"/>0 <text:s text:c="4"/>0 ? <text:s text:c="7"/>S <text:s text:c="3"/>09:48 <text:s text:c="2"/>0:00 [scsi_eh_3]</text:p>
      <text:p text:style-name="P4">root <text:s text:c="8"/>154 <text:s/>0.0 <text:s/>0.0 <text:s text:c="5"/>0 <text:s text:c="4"/>0 ? <text:s text:c="7"/>I&lt; <text:s text:c="2"/>09:48 <text:s text:c="2"/>0:00 [scsi_tmf_3]</text:p>
      <text:p text:style-name="P4">root <text:s text:c="8"/>155 <text:s/>0.5 <text:s/>0.0 <text:s text:c="5"/>0 <text:s text:c="4"/>0 ? <text:s text:c="7"/>R <text:s text:c="3"/>09:48 <text:s text:c="2"/>0:06 [kworker/u8:4</text:p>
      <text:p text:style-name="P4">root <text:s text:c="8"/>158 <text:s/>0.0 <text:s/>0.0 <text:s text:c="5"/>0 <text:s text:c="4"/>0 ? <text:s text:c="7"/>I&lt; <text:s text:c="2"/>09:48 <text:s text:c="2"/>0:00 [ttm_swap]</text:p>
      <text:p text:style-name="P4">root <text:s text:c="8"/>159 <text:s/>0.0 <text:s/>0.0 <text:s text:c="5"/>0 <text:s text:c="4"/>0 ? <text:s text:c="7"/>S <text:s text:c="3"/>09:48 <text:s text:c="2"/>0:00 [card1-crtc0]</text:p>
      <text:p text:style-name="P4">root <text:s text:c="8"/>160 <text:s/>0.0 <text:s/>0.0 <text:s text:c="5"/>0 <text:s text:c="4"/>0 ? <text:s text:c="7"/>S <text:s text:c="3"/>09:48 <text:s text:c="2"/>0:00 [card1-crtc1]</text:p>
      <text:p text:style-name="P4">root <text:s text:c="8"/>161 <text:s/>0.0 <text:s/>0.0 <text:s text:c="5"/>0 <text:s text:c="4"/>0 ? <text:s text:c="7"/>S <text:s text:c="3"/>09:48 <text:s text:c="2"/>0:00 [card1-crtc2]</text:p>
      <text:p text:style-name="P4">root <text:s text:c="8"/>162 <text:s/>0.0 <text:s/>0.0 <text:s text:c="5"/>0 <text:s text:c="4"/>0 ? <text:s text:c="7"/>S <text:s text:c="3"/>09:48 <text:s text:c="2"/>0:00 [card1-crtc3]</text:p>
      <text:p text:style-name="P4">root <text:s text:c="8"/>168 <text:s/>0.0 <text:s/>0.0 <text:s text:c="5"/>0 <text:s text:c="4"/>0 ? <text:s text:c="7"/>I <text:s text:c="3"/>09:48 <text:s text:c="2"/>0:00 [kworker/3:2-</text:p>
      <text:p text:style-name="P4">root <text:s text:c="8"/>204 <text:s/>0.0 <text:s/>0.0 <text:s text:c="5"/>0 <text:s text:c="4"/>0 ? <text:s text:c="7"/>S <text:s text:c="3"/>09:48 <text:s text:c="2"/>0:00 [jbd2/sda7-8]</text:p>
      <text:p text:style-name="P4">root <text:s text:c="8"/>205 <text:s/>0.0 <text:s/>0.0 <text:s text:c="5"/>0 <text:s text:c="4"/>0 ? <text:s text:c="7"/>I&lt; <text:s text:c="2"/>09:48 <text:s text:c="2"/>0:00 [ext4-rsv-con</text:p>
      <text:p text:style-name="P4">root <text:s text:c="8"/>246 <text:s/>0.0 <text:s/>0.3 <text:s/>58392 28908 ? <text:s text:c="7"/>Ss <text:s text:c="2"/>09:48 <text:s text:c="2"/>0:00 /lib/systemd/</text:p>
      <text:p text:style-name="P4">root <text:s text:c="8"/>274 <text:s/>0.0 <text:s/>0.0 <text:s/>24360 <text:s/>7676 ? <text:s text:c="7"/>Ss <text:s text:c="2"/>09:48 <text:s text:c="2"/>0:00 /lib/systemd/</text:p>
      <text:p text:style-name="P4">root <text:s text:c="8"/>341 <text:s/>0.0 <text:s/>0.0 <text:s text:c="5"/>0 <text:s text:c="4"/>0 ? <text:s text:c="7"/>I&lt; <text:s text:c="2"/>09:48 <text:s text:c="2"/>0:00 [cryptd]</text:p>
      <text:p text:style-name="P4">root <text:s text:c="8"/>362 <text:s/>0.0 <text:s/>0.0 <text:s text:c="5"/>0 <text:s text:c="4"/>0 ? <text:s text:c="7"/>S <text:s text:c="3"/>09:48 <text:s text:c="2"/>0:00 [watchdogd]</text:p>
      <text:p text:style-name="P4">systemd+ <text:s text:c="4"/>478 <text:s/>0.0 <text:s/>0.0 <text:s/>88508 <text:s/>6192 ? <text:s text:c="7"/>Ssl <text:s/>09:48 <text:s text:c="2"/>0:00 /lib/systemd/</text:p>
      <text:p text:style-name="P4">root <text:s text:c="8"/>481 <text:s/>0.0 <text:s/>0.0 236400 <text:s/>7456 ? <text:s text:c="7"/>Ssl <text:s/>09:48 <text:s text:c="2"/>0:00 /usr/libexec/</text:p>
      <text:p text:style-name="P4">avahi <text:s text:c="7"/>483 <text:s/>0.4 <text:s/>0.0 <text:s text:c="2"/>9708 <text:s/>6220 ? <text:s text:c="7"/>Ss <text:s text:c="2"/>09:48 <text:s text:c="2"/>0:05 avahi-daemon:</text:p>
      <text:p text:style-name="P4">root <text:s text:c="8"/>484 <text:s/>0.0 <text:s/>0.0 <text:s text:c="2"/>6684 <text:s/>2628 ? <text:s text:c="7"/>Ss <text:s text:c="2"/>09:48 <text:s text:c="2"/>0:00 /usr/sbin/cro</text:p>
      <text:p text:style-name="P4">message+ <text:s text:c="4"/>485 <text:s/>0.1 <text:s/>0.0 <text:s text:c="2"/>9788 <text:s/>5924 ? <text:s text:c="7"/>Ss <text:s text:c="2"/>09:48 <text:s text:c="2"/>0:01 /usr/bin/dbus</text:p>
      <text:p text:style-name="P4">root <text:s text:c="8"/>486 <text:s/>3.0 <text:s/>0.2 254760 17240 ? <text:s text:c="7"/>Ssl <text:s/>09:48 <text:s text:c="2"/>0:36 /usr/sbin/Net</text:p>
      <text:p text:style-name="P4">root <text:s text:c="8"/>488 <text:s/>0.1 <text:s/>0.1 236024 10092 ? <text:s text:c="7"/>Ssl <text:s/>09:48 <text:s text:c="2"/>0:02 /usr/libexec/</text:p>
      <text:p text:style-name="P4">root <text:s text:c="8"/>489 <text:s/>0.0 <text:s/>0.1 220740 <text:s/>8388 ? <text:s text:c="7"/>Ssl <text:s/>09:48 <text:s text:c="2"/>0:00 /usr/sbin/rsy</text:p>
      <text:p text:style-name="P4">root <text:s text:c="8"/>490 <text:s/>0.0 <text:s/>0.0 232780 <text:s/>5748 ? <text:s text:c="7"/>Ssl <text:s/>09:48 <text:s text:c="2"/>0:00 /usr/libexec/</text:p>
      <text:p text:style-name="P4">root <text:s text:c="8"/>491 <text:s/>0.0 <text:s/>0.0 767532 <text:s/>7372 ? <text:s text:c="7"/>Ss <text:s text:c="2"/>09:48 <text:s text:c="2"/>0:00 /lib/systemd/</text:p>
      <text:p text:style-name="P4">root <text:s text:c="8"/>492 <text:s/>0.0 <text:s/>0.1 393836 13212 ? <text:s text:c="7"/>Ssl <text:s/>09:48 <text:s text:c="2"/>0:00 /usr/libexec/</text:p>
      <text:p text:style-name="P4">root <text:s text:c="8"/>494 <text:s/>0.0 <text:s/>0.0 <text:s/>14560 <text:s/>5268 ? <text:s text:c="7"/>Ss <text:s text:c="2"/>09:48 <text:s text:c="2"/>0:00 /sbin/wpa_sup</text:p>
      <text:p text:style-name="P4">avahi <text:s text:c="7"/>495 <text:s/>0.0 <text:s/>0.0 <text:s text:c="2"/>7092 <text:s text:c="2"/>348 ? <text:s text:c="7"/>S <text:s text:c="3"/>09:48 <text:s text:c="2"/>0:00 avahi-daemon:</text:p>
      <text:p text:style-name="P4">root <text:s text:c="8"/>556 <text:s/>0.0 <text:s/>0.1 241052 10972 ? <text:s text:c="7"/>Ssl <text:s/>09:48 <text:s text:c="2"/>0:00 /usr/sbin/Mod</text:p>
      <text:p text:style-name="P4">mongodb <text:s text:c="5"/>562 <text:s/>0.2 <text:s/>1.4 1493984 115984 ? <text:s text:c="5"/>Ssl <text:s/>09:48 <text:s text:c="2"/>0:03 /usr/bin/mong</text:p>
      <text:p text:style-name="P4">root <text:s text:c="8"/>565 <text:s/>0.0 <text:s/>0.2 118720 23600 ? <text:s text:c="7"/>Ssl <text:s/>09:48 <text:s text:c="2"/>0:00 /usr/bin/pyth</text:p>
      <text:p text:style-name="P4">root <text:s text:c="8"/>594 <text:s/>0.0 <text:s/>0.1 239620 <text:s/>8548 ? <text:s text:c="7"/>Ssl <text:s/>09:48 <text:s text:c="2"/>0:00 /usr/sbin/gdm</text:p>
      <text:p text:style-name="P4">mysql <text:s text:c="7"/>650 <text:s/>0.0 <text:s/>1.2 1345168 102196 ? <text:s text:c="5"/>Ssl <text:s/>09:48 <text:s text:c="2"/>0:00 /usr/sbin/mar</text:p>
      <text:p text:style-name="P4"><text:soft-page-break/>postgres <text:s text:c="4"/>680 <text:s/>0.0 <text:s/>0.3 213236 28132 ? <text:s text:c="7"/>Ss <text:s text:c="2"/>09:48 <text:s text:c="2"/>0:00 /usr/lib/post</text:p>
      <text:p text:style-name="P4">root <text:s text:c="8"/>700 <text:s/>0.0 <text:s/>0.2 200388 21148 ? <text:s text:c="7"/>Ss <text:s text:c="2"/>09:48 <text:s text:c="2"/>0:00 /usr/sbin/apa</text:p>
      <text:p text:style-name="P4">postgres <text:s text:c="4"/>713 <text:s/>0.0 <text:s/>0.0 213336 <text:s/>6204 ? <text:s text:c="7"/>Ss <text:s text:c="2"/>09:49 <text:s text:c="2"/>0:00 postgres: 13/</text:p>
      <text:p text:style-name="P4">postgres <text:s text:c="4"/>714 <text:s/>0.0 <text:s/>0.0 213236 <text:s/>5756 ? <text:s text:c="7"/>Ss <text:s text:c="2"/>09:49 <text:s text:c="2"/>0:00 postgres: 13/</text:p>
      <text:p text:style-name="P4">postgres <text:s text:c="4"/>715 <text:s/>0.0 <text:s/>0.1 213236 <text:s/>9908 ? <text:s text:c="7"/>Ss <text:s text:c="2"/>09:49 <text:s text:c="2"/>0:00 postgres: 13/</text:p>
      <text:p text:style-name="P4">postgres <text:s text:c="4"/>716 <text:s/>0.0 <text:s/>0.1 213772 <text:s/>8480 ? <text:s text:c="7"/>Ss <text:s text:c="2"/>09:49 <text:s text:c="2"/>0:00 postgres: 13/</text:p>
      <text:p text:style-name="P4">postgres <text:s text:c="4"/>717 <text:s/>0.0 <text:s/>0.0 <text:s/>67592 <text:s/>4760 ? <text:s text:c="7"/>Ss <text:s text:c="2"/>09:49 <text:s text:c="2"/>0:00 postgres: 13/</text:p>
      <text:p text:style-name="P4">postgres <text:s text:c="4"/>718 <text:s/>0.0 <text:s/>0.0 213792 <text:s/>6724 ? <text:s text:c="7"/>Ss <text:s text:c="2"/>09:49 <text:s text:c="2"/>0:00 postgres: 13/</text:p>
      <text:p text:style-name="P4">www-data <text:s text:c="4"/>733 <text:s/>0.0 <text:s/>0.2 203044 17236 ? <text:s text:c="7"/>S <text:s text:c="3"/>09:49 <text:s text:c="2"/>0:00 /usr/sbin/apa</text:p>
      <text:p text:style-name="P4">www-data <text:s text:c="4"/>734 <text:s/>0.0 <text:s/>0.2 203044 17264 ? <text:s text:c="7"/>S <text:s text:c="3"/>09:49 <text:s text:c="2"/>0:00 /usr/sbin/apa</text:p>
      <text:p text:style-name="P4">www-data <text:s text:c="4"/>735 <text:s/>0.0 <text:s/>0.2 203044 17256 ? <text:s text:c="7"/>S <text:s text:c="3"/>09:49 <text:s text:c="2"/>0:00 /usr/sbin/apa</text:p>
      <text:p text:style-name="P4">www-data <text:s text:c="4"/>736 <text:s/>0.0 <text:s/>0.2 203044 17288 ? <text:s text:c="7"/>S <text:s text:c="3"/>09:49 <text:s text:c="2"/>0:00 /usr/sbin/apa</text:p>
      <text:p text:style-name="P4">www-data <text:s text:c="4"/>737 <text:s/>0.0 <text:s/>0.2 203044 17284 ? <text:s text:c="7"/>S <text:s text:c="3"/>09:49 <text:s text:c="2"/>0:00 /usr/sbin/apa</text:p>
      <text:p text:style-name="P4">rtkit <text:s text:c="7"/>738 <text:s/>0.0 <text:s/>0.0 153692 <text:s/>3020 ? <text:s text:c="7"/>SNsl 09:49 <text:s text:c="2"/>0:00 /usr/libexec/</text:p>
      <text:p text:style-name="P4">Debian-+ <text:s text:c="3"/>1102 <text:s/>0.0 <text:s/>0.0 <text:s/>18672 <text:s/>4560 ? <text:s text:c="7"/>Ss <text:s text:c="2"/>09:49 <text:s text:c="2"/>0:00 /usr/sbin/exi</text:p>
      <text:p text:style-name="P4">root <text:s text:c="7"/>1137 <text:s/>0.0 <text:s/>0.1 247080 <text:s/>8512 ? <text:s text:c="7"/>Ssl <text:s/>09:49 <text:s text:c="2"/>0:00 /usr/libexec/</text:p>
      <text:p text:style-name="P4">root <text:s text:c="7"/>1256 <text:s/>1.2 <text:s/>0.6 437984 51492 ? <text:s text:c="7"/>Ssl <text:s/>09:49 <text:s text:c="2"/>0:15 /usr/libexec/</text:p>
      <text:p text:style-name="P4">colord <text:s text:c="5"/>1400 <text:s/>0.0 <text:s/>0.1 242936 13316 ? <text:s text:c="7"/>Ssl <text:s/>09:49 <text:s text:c="2"/>0:00 /usr/libexec/</text:p>
      <text:p text:style-name="P4">root <text:s text:c="7"/>1459 <text:s/>0.0 <text:s/>0.1 166624 10048 ? <text:s text:c="7"/>Sl <text:s text:c="2"/>09:49 <text:s text:c="2"/>0:00 gdm-session-w</text:p>
      <text:p text:style-name="P4">exam <text:s text:c="7"/>1464 <text:s/>0.0 <text:s/>0.1 <text:s/>15772 <text:s/>9448 ? <text:s text:c="7"/>Ss <text:s text:c="2"/>09:49 <text:s text:c="2"/>0:00 /lib/systemd/</text:p>
      <text:p text:style-name="P4">exam <text:s text:c="7"/>1465 <text:s/>0.0 <text:s/>0.0 167292 <text:s/>2980 ? <text:s text:c="7"/>S <text:s text:c="3"/>09:49 <text:s text:c="2"/>0:00 (sd-pam)</text:p>
      <text:p text:style-name="P4">exam <text:s text:c="7"/>1484 <text:s/>0.0 <text:s/>0.0 <text:s/>90568 <text:s/>5744 ? <text:s text:c="7"/>S&lt;sl 09:49 <text:s text:c="2"/>0:00 /usr/bin/pipe</text:p>
      <text:p text:style-name="P4">exam <text:s text:c="7"/>1485 <text:s/>0.0 <text:s/>0.3 1156168 26968 ? <text:s text:c="6"/>S&lt;sl 09:49 <text:s text:c="2"/>0:00 /usr/bin/puls</text:p>
      <text:p text:style-name="P4">exam <text:s text:c="7"/>1487 <text:s/>0.0 <text:s/>0.3 509388 26800 ? <text:s text:c="7"/>SNsl 09:49 <text:s text:c="2"/>0:00 /usr/libexec/</text:p>
      <text:p text:style-name="P4">exam <text:s text:c="7"/>1490 <text:s/>0.0 <text:s/>0.0 <text:s text:c="2"/>9560 <text:s/>5976 ? <text:s text:c="7"/>Ss <text:s text:c="2"/>09:49 <text:s text:c="2"/>0:00 /usr/bin/dbus</text:p>
      <text:p text:style-name="P4">exam <text:s text:c="7"/>1495 <text:s/>0.0 <text:s/>0.0 <text:s/>85300 <text:s/>6572 ? <text:s text:c="7"/>S&lt;l <text:s/>09:49 <text:s text:c="2"/>0:00 /usr/bin/pipe</text:p>
      <text:p text:style-name="P4">exam <text:s text:c="7"/>1509 <text:s/>0.0 <text:s/>0.0 236900 <text:s/>7856 ? <text:s text:c="7"/>Ssl <text:s/>09:49 <text:s text:c="2"/>0:00 /usr/libexec/</text:p>
      <text:p text:style-name="P4">exam <text:s text:c="7"/>1514 <text:s/>0.0 <text:s/>0.1 379924 <text:s/>8368 ? <text:s text:c="7"/>Sl <text:s text:c="2"/>09:49 <text:s text:c="2"/>0:00 /usr/libexec/</text:p>
      <text:p text:style-name="P4">exam <text:s text:c="7"/>1518 <text:s/>0.0 <text:s/>0.1 349056 12016 ? <text:s text:c="7"/>Ssl <text:s/>09:49 <text:s text:c="2"/>0:00 /usr/libexec/</text:p>
      <text:p text:style-name="P4">exam <text:s text:c="7"/>1527 <text:s/>0.0 <text:s/>0.0 232872 <text:s/>5852 ? <text:s text:c="7"/>Ssl <text:s/>09:49 <text:s text:c="2"/>0:00 /usr/libexec/</text:p>
      <text:p text:style-name="P4">exam <text:s text:c="7"/>1531 <text:s/>0.0 <text:s/>0.1 311556 <text:s/>9660 ? <text:s text:c="7"/>Ssl <text:s/>09:49 <text:s text:c="2"/>0:00 /usr/libexec/</text:p>
      <text:p text:style-name="P4">exam <text:s text:c="7"/>1537 <text:s/>0.0 <text:s/>0.0 237348 <text:s/>7308 ? <text:s text:c="7"/>Sl <text:s text:c="2"/>09:49 <text:s text:c="2"/>0:00 /usr/bin/gnom</text:p>
      <text:p text:style-name="P4">exam <text:s text:c="7"/>1540 <text:s/>0.0 <text:s/>0.0 235244 <text:s/>6592 ? <text:s text:c="7"/>Ssl <text:s/>09:49 <text:s text:c="2"/>0:00 /usr/libexec/</text:p>
      <text:p text:style-name="P4">exam <text:s text:c="7"/>1544 <text:s/>0.0 <text:s/>0.0 233064 <text:s/>5988 ? <text:s text:c="7"/>Ssl <text:s/>09:49 <text:s text:c="2"/>0:00 /usr/libexec/</text:p>
      <text:p text:style-name="P4">exam <text:s text:c="7"/>1548 <text:s/>0.0 <text:s/>0.4 547804 39868 ? <text:s text:c="7"/>Sl <text:s text:c="2"/>09:49 <text:s text:c="2"/>0:00 /usr/libexec/</text:p>
      <text:p text:style-name="P4">exam <text:s text:c="7"/>1555 <text:s/>0.0 <text:s/>0.1 311788 <text:s/>8832 ? <text:s text:c="7"/>Sl <text:s text:c="2"/>09:49 <text:s text:c="2"/>0:00 /usr/libexec/</text:p>
      <text:p text:style-name="P4">exam <text:s text:c="7"/>1566 <text:s/>0.0 <text:s/>0.0 158836 <text:s/>7712 tty2 <text:s text:c="4"/>Ssl+ 09:49 <text:s text:c="2"/>0:00 /usr/libexec/</text:p>
      <text:p text:style-name="P4">exam <text:s text:c="7"/>1569 <text:s/>0.0 <text:s/>0.2 297996 18076 tty2 <text:s text:c="4"/>Sl+ <text:s/>09:49 <text:s text:c="2"/>0:00 /usr/libexec/</text:p>
      <text:p text:style-name="P4">exam <text:s text:c="7"/>1620 <text:s/>0.0 <text:s/>0.0 <text:s/>88176 <text:s/>4440 ? <text:s text:c="7"/>Ssl <text:s/>09:49 <text:s text:c="2"/>0:00 /usr/libexec/</text:p>
      <text:p text:style-name="P4">exam <text:s text:c="7"/>1621 <text:s/>0.0 <text:s/>0.0 <text:s text:c="2"/>5964 <text:s/>3748 ? <text:s text:c="7"/>Ss <text:s text:c="2"/>09:49 <text:s text:c="2"/>0:00 ssh-agent -D </text:p>
      <text:p text:style-name="P4">exam <text:s text:c="7"/>1624 <text:s/>0.0 <text:s/>0.2 519720 19340 ? <text:s text:c="7"/>Ssl <text:s/>09:49 <text:s text:c="2"/>0:00 /usr/libexec/</text:p>
      <text:p text:style-name="P4">exam <text:s text:c="7"/>1640 <text:s/>0.0 <text:s/>0.0 307284 <text:s/>6372 ? <text:s text:c="7"/>Sl <text:s text:c="2"/>09:49 <text:s text:c="2"/>0:00 /usr/libexec/</text:p>
      <text:p text:style-name="P4">exam <text:s text:c="7"/>1643 <text:s/>1.3 <text:s/>2.8 5162720 226480 ? <text:s text:c="5"/>Ssl <text:s/>09:49 <text:s text:c="2"/>0:15 /usr/bin/gnom</text:p>
      <text:p text:style-name="P4">exam <text:s text:c="7"/>1650 <text:s/>0.0 <text:s/>0.0 <text:s text:c="2"/>8172 <text:s/>4388 ? <text:s text:c="7"/>S <text:s text:c="3"/>09:49 <text:s text:c="2"/>0:00 /usr/bin/dbus</text:p>
      <text:p text:style-name="P4">exam <text:s text:c="7"/>1669 <text:s/>0.0 <text:s/>0.7 1361468 61880 ? <text:s text:c="6"/>Sl <text:s text:c="2"/>09:49 <text:s text:c="2"/>0:00 /usr/bin/Xway</text:p>
      <text:p text:style-name="P4">exam <text:s text:c="7"/>1690 <text:s/>0.0 <text:s/>0.2 580892 21876 ? <text:s text:c="7"/>Sl <text:s text:c="2"/>09:49 <text:s text:c="2"/>0:00 /usr/libexec/</text:p>
      <text:p text:style-name="P4">exam <text:s text:c="7"/>1691 <text:s/>0.0 <text:s/>0.0 232788 <text:s/>6736 ? <text:s text:c="7"/>Ssl <text:s/>09:49 <text:s text:c="2"/>0:00 /usr/libexec/</text:p>
      <text:p text:style-name="P4">exam <text:s text:c="7"/>1696 <text:s/>0.0 <text:s/>0.0 156012 <text:s/>5468 ? <text:s text:c="7"/>Sl <text:s text:c="2"/>09:49 <text:s text:c="2"/>0:00 /usr/libexec/</text:p>
      <text:p text:style-name="P4">exam <text:s text:c="7"/>1704 <text:s/>0.0 <text:s/>0.3 392816 27420 ? <text:s text:c="7"/>Ssl <text:s/>09:49 <text:s text:c="2"/>0:00 /usr/libexec/</text:p>
      <text:p text:style-name="P4">exam <text:s text:c="7"/>1710 <text:s/>0.0 <text:s/>0.3 2735516 27584 ? <text:s text:c="6"/>Sl <text:s text:c="2"/>09:49 <text:s text:c="2"/>0:00 /usr/bin/gjs </text:p>
      <text:p text:style-name="P4">exam <text:s text:c="7"/>1712 <text:s/>0.0 <text:s/>0.0 165668 <text:s/>6896 ? <text:s text:c="7"/>Sl <text:s text:c="2"/>09:49 <text:s text:c="2"/>0:00 /usr/libexec/</text:p>
      <text:p text:style-name="P4">exam <text:s text:c="7"/>1724 <text:s/>0.0 <text:s/>0.0 306852 <text:s/>6396 ? <text:s text:c="7"/>Ssl <text:s/>09:49 <text:s text:c="2"/>0:00 /usr/libexec/</text:p>
      <text:p text:style-name="P4"><text:soft-page-break/>exam <text:s text:c="7"/>1725 <text:s/>0.0 <text:s/>0.3 461984 26596 ? <text:s text:c="7"/>Ssl <text:s/>09:49 <text:s text:c="2"/>0:00 /usr/libexec/</text:p>
      <text:p text:style-name="P4">exam <text:s text:c="7"/>1728 <text:s/>0.0 <text:s/>0.1 376132 16036 ? <text:s text:c="7"/>Ssl <text:s/>09:49 <text:s text:c="2"/>0:00 /usr/libexec/</text:p>
      <text:p text:style-name="P4">exam <text:s text:c="7"/>1730 <text:s/>0.0 <text:s/>0.0 308860 <text:s/>7124 ? <text:s text:c="7"/>Ssl <text:s/>09:49 <text:s text:c="2"/>0:00 /usr/libexec/</text:p>
      <text:p text:style-name="P4">exam <text:s text:c="7"/>1732 <text:s/>0.0 <text:s/>0.2 342028 22604 ? <text:s text:c="7"/>Ssl <text:s/>09:49 <text:s text:c="2"/>0:00 /usr/libexec/</text:p>
      <text:p text:style-name="P4">exam <text:s text:c="7"/>1733 <text:s/>0.0 <text:s/>0.3 644540 28344 ? <text:s text:c="7"/>Ssl <text:s/>09:49 <text:s text:c="2"/>0:00 /usr/libexec/</text:p>
      <text:p text:style-name="P4">exam <text:s text:c="7"/>1734 <text:s/>0.0 <text:s/>0.3 523956 25508 ? <text:s text:c="7"/>Ssl <text:s/>09:49 <text:s text:c="2"/>0:00 /usr/libexec/</text:p>
      <text:p text:style-name="P4">exam <text:s text:c="7"/>1737 <text:s/>0.0 <text:s/>0.1 320192 10600 ? <text:s text:c="7"/>Ssl <text:s/>09:49 <text:s text:c="2"/>0:00 /usr/libexec/</text:p>
      <text:p text:style-name="P4">exam <text:s text:c="7"/>1738 <text:s/>0.0 <text:s/>0.0 454268 <text:s/>7996 ? <text:s text:c="7"/>Ssl <text:s/>09:49 <text:s text:c="2"/>0:00 /usr/libexec/</text:p>
      <text:p text:style-name="P4">exam <text:s text:c="7"/>1739 <text:s/>0.0 <text:s/>0.0 232700 <text:s/>7940 ? <text:s text:c="7"/>Ssl <text:s/>09:49 <text:s text:c="2"/>0:00 /usr/libexec/</text:p>
      <text:p text:style-name="P4">exam <text:s text:c="7"/>1745 <text:s/>0.0 <text:s/>0.1 462200 11676 ? <text:s text:c="7"/>Ssl <text:s/>09:49 <text:s text:c="2"/>0:00 /usr/libexec/</text:p>
      <text:p text:style-name="P4">exam <text:s text:c="7"/>1747 <text:s/>0.0 <text:s/>0.1 459984 10500 ? <text:s text:c="7"/>Ssl <text:s/>09:49 <text:s text:c="2"/>0:00 /usr/libexec/</text:p>
      <text:p text:style-name="P4">exam <text:s text:c="7"/>1750 <text:s/>0.0 <text:s/>0.1 319496 <text:s/>9744 ? <text:s text:c="7"/>Ssl <text:s/>09:49 <text:s text:c="2"/>0:00 /usr/libexec/</text:p>
      <text:p text:style-name="P4">exam <text:s text:c="7"/>1758 <text:s/>0.0 <text:s/>0.8 658348 71488 ? <text:s text:c="7"/>Sl <text:s text:c="2"/>09:49 <text:s text:c="2"/>0:00 /usr/libexec/</text:p>
      <text:p text:style-name="P4">exam <text:s text:c="7"/>1760 <text:s/>0.9 <text:s/>1.1 1133260 92952 ? <text:s text:c="6"/>Sl <text:s text:c="2"/>09:49 <text:s text:c="2"/>0:11 /usr/bin/gnom</text:p>
      <text:p text:style-name="P4">exam <text:s text:c="7"/>1766 <text:s/>0.0 <text:s/>0.0 382096 <text:s/>6868 ? <text:s text:c="7"/>Ssl <text:s/>09:49 <text:s text:c="2"/>0:00 /usr/libexec/</text:p>
      <text:p text:style-name="P4">exam <text:s text:c="7"/>1769 <text:s/>0.0 <text:s/>0.2 416056 22896 ? <text:s text:c="7"/>Ssl <text:s/>09:49 <text:s text:c="2"/>0:00 /usr/libexec/</text:p>
      <text:p text:style-name="P4">exam <text:s text:c="7"/>1771 <text:s/>0.0 <text:s/>0.0 231792 <text:s/>5788 ? <text:s text:c="7"/>Sl <text:s text:c="2"/>09:49 <text:s text:c="2"/>0:00 /usr/libexec/</text:p>
      <text:p text:style-name="P4">exam <text:s text:c="7"/>1795 <text:s/>0.0 <text:s/>0.2 344808 17292 ? <text:s text:c="7"/>Sl <text:s text:c="2"/>09:49 <text:s text:c="2"/>0:00 /usr/libexec/</text:p>
      <text:p text:style-name="P4">exam <text:s text:c="7"/>1852 <text:s/>0.0 <text:s/>0.4 841020 34036 ? <text:s text:c="7"/>Ssl <text:s/>09:49 <text:s text:c="2"/>0:00 /usr/libexec/</text:p>
      <text:p text:style-name="P4">exam <text:s text:c="7"/>1883 <text:s/>0.0 <text:s/>0.3 741856 30816 ? <text:s text:c="7"/>Ssl <text:s/>09:49 <text:s text:c="2"/>0:00 /usr/libexec/</text:p>
      <text:p text:style-name="P4">exam <text:s text:c="7"/>1922 <text:s/>0.1 <text:s/>0.1 384812 11236 ? <text:s text:c="7"/>Sl <text:s text:c="2"/>09:49 <text:s text:c="2"/>0:02 ibus-daemon -</text:p>
      <text:p text:style-name="P4">exam <text:s text:c="7"/>1923 <text:s/>0.0 <text:s/>0.6 777240 55952 ? <text:s text:c="7"/>Ssl <text:s/>09:49 <text:s text:c="2"/>0:00 /usr/libexec/</text:p>
      <text:p text:style-name="P4">exam <text:s text:c="7"/>1929 <text:s/>0.0 <text:s/>0.0 233724 <text:s/>7028 ? <text:s text:c="7"/>Sl <text:s text:c="2"/>09:49 <text:s text:c="2"/>0:00 /usr/libexec/</text:p>
      <text:p text:style-name="P4">exam <text:s text:c="7"/>1930 <text:s/>0.1 <text:s/>0.3 345984 28348 ? <text:s text:c="7"/>Sl <text:s text:c="2"/>09:49 <text:s text:c="2"/>0:01 /usr/libexec/</text:p>
      <text:p text:style-name="P4">exam <text:s text:c="7"/>1932 <text:s/>0.0 <text:s/>0.7 629420 57620 ? <text:s text:c="7"/>Sl <text:s text:c="2"/>09:49 <text:s text:c="2"/>0:00 /usr/libexec/</text:p>
      <text:p text:style-name="P4">exam <text:s text:c="7"/>1939 <text:s/>0.0 <text:s/>0.0 233708 <text:s/>6936 ? <text:s text:c="7"/>Sl <text:s text:c="2"/>09:49 <text:s text:c="2"/>0:00 /usr/libexec/</text:p>
      <text:p text:style-name="P4">exam <text:s text:c="7"/>1947 <text:s/>0.0 <text:s/>0.0 159900 <text:s/>6828 ? <text:s text:c="7"/>Sl <text:s text:c="2"/>09:49 <text:s text:c="2"/>0:00 /usr/libexec/</text:p>
      <text:p text:style-name="P4">root <text:s text:c="7"/>1970 <text:s/>0.0 <text:s/>0.3 380884 30368 ? <text:s text:c="7"/>Ssl <text:s/>09:49 <text:s text:c="2"/>0:00 /usr/libexec/</text:p>
      <text:p text:style-name="P4">exam <text:s text:c="7"/>1989 <text:s/>0.0 <text:s/>0.0 159440 <text:s/>6172 ? <text:s text:c="7"/>Ssl <text:s/>09:49 <text:s text:c="2"/>0:00 /usr/libexec/</text:p>
      <text:p text:style-name="P4">exam <text:s text:c="7"/>2454 <text:s/>0.0 <text:s/>0.6 857720 54316 ? <text:s text:c="7"/>Sl <text:s text:c="2"/>09:49 <text:s text:c="2"/>0:00 /usr/bin/gnom</text:p>
      <text:p text:style-name="P4">exam <text:s text:c="7"/>2459 <text:s/>0.0 <text:s/>0.4 463172 39892 ? <text:s text:c="7"/>SLl <text:s/>09:49 <text:s text:c="2"/>0:00 /usr/bin/seah</text:p>
      <text:p text:style-name="P4">exam <text:s text:c="7"/>2476 <text:s/>0.2 <text:s/>0.5 401564 46616 ? <text:s text:c="7"/>Ssl <text:s/>09:49 <text:s text:c="2"/>0:03 /usr/libexec/</text:p>
      <text:p text:style-name="P4">exam <text:s text:c="7"/>2525 <text:s/>0.0 <text:s/>0.0 311008 <text:s/>7708 ? <text:s text:c="7"/>Sl <text:s text:c="2"/>09:49 <text:s text:c="2"/>0:00 /usr/libexec/</text:p>
      <text:p text:style-name="P4">exam <text:s text:c="7"/>2591 <text:s/>0.0 <text:s/>0.0 310640 <text:s/>7280 ? <text:s text:c="7"/>Sl <text:s text:c="2"/>09:49 <text:s text:c="2"/>0:00 /usr/libexec/</text:p>
      <text:p text:style-name="P4">exam <text:s text:c="7"/>2596 <text:s/>0.0 <text:s/>0.0 <text:s text:c="2"/>7872 <text:s/>4616 pts/0 <text:s text:c="3"/>Ss <text:s text:c="2"/>09:49 <text:s text:c="2"/>0:00 bash</text:p>
      <text:p text:style-name="P4">root <text:s text:c="7"/>2623 <text:s/>0.9 <text:s/>0.0 <text:s text:c="5"/>0 <text:s text:c="4"/>0 ? <text:s text:c="7"/>I <text:s text:c="3"/>09:49 <text:s text:c="2"/>0:10 [kworker/u8:5</text:p>
      <text:p text:style-name="P4">root <text:s text:c="7"/>2682 <text:s/>0.0 <text:s/>0.0 <text:s text:c="5"/>0 <text:s text:c="4"/>0 ? <text:s text:c="7"/>I <text:s text:c="3"/>09:50 <text:s text:c="2"/>0:00 [kworker/0:4-</text:p>
      <text:p text:style-name="P4">root <text:s text:c="7"/>2884 <text:s/>0.0 <text:s/>0.0 <text:s text:c="5"/>0 <text:s text:c="4"/>0 ? <text:s text:c="7"/>I <text:s text:c="3"/>09:54 <text:s text:c="2"/>0:00 [kworker/2:0-</text:p>
      <text:p text:style-name="P4">root <text:s text:c="7"/>2957 <text:s/>0.0 <text:s/>0.0 <text:s text:c="5"/>0 <text:s text:c="4"/>0 ? <text:s text:c="7"/>I <text:s text:c="3"/>09:56 <text:s text:c="2"/>0:00 [kworker/1:0-</text:p>
      <text:p text:style-name="P4">root <text:s text:c="7"/>2977 <text:s/>1.0 <text:s/>0.0 <text:s text:c="5"/>0 <text:s text:c="4"/>0 ? <text:s text:c="7"/>I <text:s text:c="3"/>09:56 <text:s text:c="2"/>0:07 [kworker/u8:2</text:p>
      <text:p text:style-name="P4">root <text:s text:c="7"/>3075 <text:s/>1.6 <text:s/>0.0 <text:s text:c="5"/>0 <text:s text:c="4"/>0 ? <text:s text:c="7"/>I <text:s text:c="3"/>09:59 <text:s text:c="2"/>0:09 [kworker/u8:3</text:p>
      <text:p text:style-name="P4">root <text:s text:c="7"/>3088 <text:s/>0.0 <text:s/>0.0 <text:s text:c="5"/>0 <text:s text:c="4"/>0 ? <text:s text:c="7"/>I <text:s text:c="3"/>09:59 <text:s text:c="2"/>0:00 [kworker/2:2-</text:p>
      <text:p text:style-name="P4">exam <text:s text:c="7"/>3089 <text:s/>0.0 <text:s/>0.0 160848 <text:s/>4736 ? <text:s text:c="7"/>Sl <text:s text:c="2"/>09:59 <text:s text:c="2"/>0:00 /usr/lib/libr</text:p>
      <text:p text:style-name="P4">exam <text:s text:c="7"/>3124 <text:s/>0.5 <text:s/>3.2 1139116 262268 ? <text:s text:c="5"/>Sl <text:s text:c="2"/>09:59 <text:s text:c="2"/>0:03 /usr/lib/libr</text:p>
      <text:p text:style-name="P4">exam <text:s text:c="7"/>3183 <text:s/>0.0 <text:s/>0.1 385020 <text:s/>8308 ? <text:s text:c="7"/>Sl <text:s text:c="2"/>10:00 <text:s text:c="2"/>0:00 /usr/libexec/</text:p>
      <text:p text:style-name="P4">exam <text:s text:c="7"/>3201 <text:s/>0.0 <text:s/>0.1 313224 10204 ? <text:s text:c="7"/>Sl <text:s text:c="2"/>10:00 <text:s text:c="2"/>0:00 /usr/libexec/</text:p>
      <text:p text:style-name="P4">root <text:s text:c="7"/>3270 <text:s/>0.0 <text:s/>0.0 <text:s text:c="5"/>0 <text:s text:c="4"/>0 ? <text:s text:c="7"/>I <text:s text:c="3"/>10:01 <text:s text:c="2"/>0:00 [kworker/3:1-</text:p>
      <text:p text:style-name="P4">exam <text:s text:c="7"/>3335 <text:s/>0.0 <text:s/>0.5 1209528 41872 ? <text:s text:c="6"/>SNsl 10:02 <text:s text:c="2"/>0:00 /usr/libexec/</text:p>
      <text:p text:style-name="P4">exam <text:s text:c="7"/>3418 <text:s/>0.2 <text:s/>0.9 859624 74548 ? <text:s text:c="7"/>Sl <text:s text:c="2"/>10:02 <text:s text:c="2"/>0:00 /usr/bin/naut</text:p>
      <text:p text:style-name="P4">root <text:s text:c="7"/>3499 <text:s/>0.0 <text:s/>0.0 <text:s text:c="5"/>0 <text:s text:c="4"/>0 ? <text:s text:c="7"/>I <text:s text:c="3"/>10:04 <text:s text:c="2"/>0:00 [kworker/2:1-</text:p>
      <text:p text:style-name="P4">root <text:s text:c="7"/>3537 <text:s/>0.0 <text:s/>0.0 <text:s text:c="5"/>0 <text:s text:c="4"/>0 ? <text:s text:c="7"/>I <text:s text:c="3"/>10:05 <text:s text:c="2"/>0:00 [kworker/0:0-</text:p>
      <text:p text:style-name="P4">root <text:s text:c="7"/>3606 <text:s/>0.0 <text:s/>0.0 <text:s text:c="5"/>0 <text:s text:c="4"/>0 ? <text:s text:c="7"/>I <text:s text:c="3"/>10:07 <text:s text:c="2"/>0:00 [kworker/3:0-</text:p>
      <text:p text:style-name="P4"><text:soft-page-break/>root <text:s text:c="7"/>3641 <text:s/>0.0 <text:s/>0.0 <text:s text:c="5"/>0 <text:s text:c="4"/>0 ? <text:s text:c="7"/>I <text:s text:c="3"/>10:08 <text:s text:c="2"/>0:00 [kworker/1:2-</text:p>
      <text:p text:style-name="P4">exam <text:s text:c="7"/>3663 <text:s/>0.0 <text:s/>0.0 <text:s text:c="2"/>9700 <text:s/>3224 pts/0 <text:s text:c="3"/>R+ <text:s text:c="2"/>10:08 <text:s text:c="2"/>0:00 ps aux</text:p>
      <text:p text:style-name="P4">exam@debian:~$ </text:p>
      <text:p text:style-name="P7"><text:span text:style-name="T5">Q</text:span>5</text:p>
      <text:p text:style-name="P6">/<text:span text:style-name="T2">FISAT$ pwd</text:span></text:p>
      <text:p text:style-name="P6"><text:span text:style-name="T2"/></text:p>
      <text:p text:style-name="P9">/home/exam/FISAT</text:p>
      <text:p text:style-name="P10">cd </text:p>
      <text:p text:style-name="P8">2</text:p>
      <text:p text:style-name="P11">circle()</text:p>
      <text:p text:style-name="P11">{</text:p>
      <text:p text:style-name="P11">echo "Enter the radius"</text:p>
      <text:p text:style-name="P11">read r</text:p>
      <text:p text:style-name="P11">echo "area=$(expr $r \* $r \* <text:span text:style-name="T7">22 / 7</text:span>)"</text:p>
      <text:p text:style-name="P11">}</text:p>
      <text:p text:style-name="P11">rectangle()</text:p>
      <text:p text:style-name="P11">{</text:p>
      <text:p text:style-name="P11">echo "Enter 2 integers"</text:p>
      <text:p text:style-name="P11">read l</text:p>
      <text:p text:style-name="P11">read b</text:p>
      <text:p text:style-name="P11">echo "area=$(expr $l \* $b)"</text:p>
      <text:p text:style-name="P11">}</text:p>
      <text:p text:style-name="P11">triangle()</text:p>
      <text:p text:style-name="P11">{</text:p>
      <text:p text:style-name="P11">echo "Enter 2 integers"</text:p>
      <text:p text:style-name="P11">read b</text:p>
      <text:p text:style-name="P11">read h</text:p>
      <text:p text:style-name="P11">echo "area=$(expr $b \* $h \* 1 / 2)"</text:p>
      <text:p text:style-name="P11">}</text:p>
      <text:p text:style-name="P11">echo -e " <text:s/>MENU \n *******\n 1.Area of circle\n 2.Area of rectangle\n 3. Area of triangle\n 4.Invalid choice"</text:p>
      <text:p text:style-name="P11">echo "Enter your choice"</text:p>
      <text:p text:style-name="P11">read ch</text:p>
      <text:p text:style-name="P11">case $ch in</text:p>
      <text:p text:style-name="P11">1)circle;;</text:p>
      <text:p text:style-name="P11">2)rectangle;;</text:p>
      <text:p text:style-name="P11">3)triangle;;</text:p>
      <text:p text:style-name="P11">esac</text:p>
      <text:p text:style-name="P1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09:59:23.939140847</meta:creation-date>
    <dc:date>2021-10-08T10:54:22.186057606</dc:date>
    <meta:editing-duration>PT44M45S</meta:editing-duration>
    <meta:editing-cycles>10</meta:editing-cycles>
    <meta:generator>LibreOffice/7.0.4.2$Linux_X86_64 LibreOffice_project/00$Build-2</meta:generator>
    <meta:document-statistic meta:table-count="0" meta:image-count="0" meta:object-count="0" meta:page-count="6" meta:paragraph-count="290" meta:word-count="2529" meta:character-count="18193" meta:non-whitespace-character-count="10926"/>
  </office:meta>
</office:document-meta>
</file>